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3-2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5-03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2-02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0-2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5-05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0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6-23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2-23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0-20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6-18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2-04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9-30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5-26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1-08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8-02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3-29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0-31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6-11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0-0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6-07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2-06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0-03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6-17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527085005201</text:p>
          </table:table-cell>
          <table:table-cell office:value-type="string" calcext:value-type="string">
            <text:p>Franklin 10</text:p>
          </table:table-cell>
          <table:table-cell office:value-type="string" calcext:value-type="string">
            <text:p>2016-05-04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3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464" meta:object-count="0"/>
    <meta:user-defined meta:name="AppVersion">3.0</meta:user-defined>
  </office:meta>
</office:document-meta>
</file>